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YA DE CANO, SANTOS GLADIS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Q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AYA DE CANO, SANTOS GLADI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CRIOLLO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0/07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0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2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5466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9T19:15:5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